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 fo:text-align="center" style:justify-single-word="false"/>
      <style:text-properties fo:font-size="24pt" fo:language="none" fo:country="none" fo:font-weight="bold" style:font-size-asian="24pt" style:font-weight-asian="bold" style:font-size-complex="24pt" style:font-weight-complex="bold"/>
    </style:style>
    <style:style style:name="P2" style:family="paragraph" style:parent-style-name="Standard" style:list-style-name="">
      <style:paragraph-properties fo:margin-top="0cm" fo:margin-bottom="0.353cm" fo:line-height="115%"/>
      <style:text-properties fo:font-size="24pt" fo:language="none" fo:country="none" fo:font-weight="bold" style:font-size-asian="24pt" style:font-weight-asian="bold" style:font-size-complex="24pt" style:font-weight-complex="bold"/>
    </style:style>
    <style:style style:name="P3" style:family="paragraph" style:parent-style-name="Standard" style:list-style-name="">
      <style:paragraph-properties fo:margin-top="0cm" fo:margin-bottom="0.353cm" fo:line-height="115%"/>
      <style:text-properties fo:font-size="11pt" fo:language="none" fo:country="none" style:font-size-asian="11pt" style:font-size-complex="11pt"/>
    </style:style>
    <style:style style:name="P4" style:family="paragraph" style:parent-style-name="Standard" style:list-style-name="">
      <style:paragraph-properties fo:margin-top="0cm" fo:margin-bottom="0.353cm" fo:line-height="115%" fo:text-align="center" style:justify-single-word="false"/>
      <style:text-properties fo:font-size="11pt" fo:language="none" fo:country="none" style:font-size-asian="11pt" style:font-size-complex="11pt"/>
    </style:style>
    <style:style style:name="P5" style:family="paragraph" style:parent-style-name="Standard" style:list-style-name="" style:master-page-name="Standard">
      <style:paragraph-properties fo:margin-top="0cm" fo:margin-bottom="0.353cm" fo:line-height="115%" fo:text-align="center" style:justify-single-word="false" style:page-number="auto"/>
      <style:text-properties fo:font-size="26pt" fo:language="none" fo:country="none" fo:font-weight="bold" style:font-size-asian="26pt" style:font-weight-asian="bold" style:font-size-complex="26pt" style:font-weight-complex="bold"/>
    </style:style>
    <style:style style:name="P6" style:family="paragraph" style:parent-style-name="Standard" style:list-style-name="" style:master-page-name="">
      <style:paragraph-properties fo:margin-top="0cm" fo:margin-bottom="0.353cm" fo:line-height="115%" fo:text-align="center" style:justify-single-word="false" style:page-number="auto"/>
      <style:text-properties fo:font-size="11pt" fo:language="none" fo:country="none" style:font-size-asian="11pt" style:font-size-complex="11pt"/>
    </style:style>
    <style:style style:name="P7" style:family="paragraph" style:parent-style-name="Standard" style:list-style-name="RTF_5f_Num_20_2">
      <style:paragraph-properties fo:margin-left="1.27cm" fo:margin-right="0cm" fo:margin-top="0cm" fo:margin-bottom="0.353cm" fo:line-height="115%" fo:text-indent="-0.635cm" style:auto-text-indent="false">
        <style:tab-stops/>
      </style:paragraph-properties>
      <style:text-properties fo:font-size="11pt" fo:language="none" fo:country="none" style:font-size-asian="11pt" style:font-size-complex="11pt"/>
    </style:style>
    <style:style style:name="P8" style:family="paragraph" style:parent-style-name="Standard" style:list-style-name="RTF_5f_Num_20_3">
      <style:paragraph-properties fo:margin-left="1.27cm" fo:margin-right="0cm" fo:margin-top="0cm" fo:margin-bottom="0.353cm" fo:line-height="115%" fo:text-indent="-0.635cm" style:auto-text-indent="false">
        <style:tab-stops/>
      </style:paragraph-properties>
      <style:text-properties fo:font-size="11pt" fo:language="none" fo:country="none" style:font-size-asian="11pt" style:font-size-complex="11pt"/>
    </style:style>
    <style:style style:name="P9" style:family="paragraph" style:parent-style-name="Standard" style:list-style-name="" style:master-page-name="">
      <style:paragraph-properties fo:margin-left="3.122cm" fo:margin-right="0cm" fo:margin-top="0cm" fo:margin-bottom="0.353cm" fo:line-height="115%" fo:text-align="center" style:justify-single-word="false" fo:text-indent="0cm" style:auto-text-indent="false" style:page-number="auto"/>
      <style:text-properties fo:font-size="11pt" fo:language="none" fo:country="none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margin-left="0.106cm" fo:margin-right="0.106cm" fo:text-align="center" style:justify-single-word="false" fo:text-indent="0cm" style:auto-text-indent="false" text:number-lines="false" text:line-number="0"/>
      <style:text-properties fo:font-size="11pt" style:font-size-asian="11pt" style:font-size-complex="11pt"/>
    </style:style>
    <style:style style:name="T1" style:family="text">
      <style:text-properties fo:font-size="11pt" fo:language="none" fo:country="none" style:font-size-asian="11pt" style:font-size-complex="11pt"/>
    </style:style>
    <style:style style:name="T2" style:family="text">
      <style:text-properties fo:font-size="11pt" fo:language="none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t Application Courts</text:p>
      <text:p text:style-name="P1">Identification du besoin </text:p>
      <text:p text:style-name="P3">Problematique : Etant amateur de basket, j'ai constaté que la plupart des terrains en exterieur étaient soit en mauvais état , mal entretenus ou très souvent vides et inutilisés notamment si l'on sort de Paris intra-muros . Par conséquent Je souhaite trouver des terrains de basket à proximité soit pour retrouver d'autres amateurs pour pouvoir jouer avec eux, soit pour trouver un terrain de qualité pour pouvoir jouer dans de bonnes conditions.</text:p>
      <text:p text:style-name="P3">Comment mettre en place une solution qui rassemble la communauté d'amateurs de basket et les informe sur les structures dédiés au basket en exterieur en France ?</text:p>
      <text:p text:style-name="P3">CourtsApp: </text:p>
      <text:list xml:id="list1707955227062355547" text:style-name="RTF_5f_Num_20_2">
        <text:list-item>
          <text:p text:style-name="P7">Jouez Plus , Jouez Serein </text:p>
        </text:list-item>
        <text:list-item>
          <text:p text:style-name="P7">Vous n'avez plus qu'à jouer </text:p>
        </text:list-item>
      </text:list>
      <text:p text:style-name="P4"/>
      <text:p text:style-name="P1">Recherche(Observation,Enquête, <text:s/>Interview,Base de données)</text:p>
      <text:p text:style-name="P3">Etude de marché = <text:s/></text:p>
      <text:list xml:id="list2671080072506167934" text:style-name="RTF_5f_Num_20_3">
        <text:list-item>
          <text:p text:style-name="P8">Conccurents= <text:s/>Ball'N Connect, Sakana, PoteSport</text:p>
        </text:list-item>
      </text:list>
      <text:p text:style-name="P3"><text:tab/>Test des applications concurrentes </text:p>
      <text:list xml:id="list43233077" text:continue-numbering="true" text:style-name="RTF_5f_Num_20_3">
        <text:list-item>
          <text:p text:style-name="P8"><text:s/>Client type,</text:p>
        </text:list-item>
      </text:list>
      <text:p text:style-name="P3">Avis des gens sur les autres applis </text:p>
      <text:p text:style-name="P3">Informations sur le nombre de licenciés aux clubs de Basket</text:p>
      <text:p text:style-name="P3">Constat sur l'ampleur de la communauté basket sur les réseaux sociaux </text:p>
      <text:p text:style-name="P3">Observation des comportements des profils présents sur les applications et sur les differents terrains</text:p>
      <text:p text:style-name="P3">Enquete: Mise en place d'une interview</text:p>
      <text:list xml:id="list43244263" text:continue-numbering="true" text:style-name="RTF_5f_Num_20_3">
        <text:list-item>
          <text:p text:style-name="P8"><text:s/>Age:</text:p>
        </text:list-item>
        <text:list-item>
          <text:p text:style-name="P8"><text:soft-page-break/>Relation par rapport au basket</text:p>
        </text:list-item>
        <text:list-item>
          <text:p text:style-name="P8">Niveau</text:p>
        </text:list-item>
        <text:list-item>
          <text:p text:style-name="P8">Seul ou en Equipe</text:p>
        </text:list-item>
        <text:list-item>
          <text:p text:style-name="P8">Situation <text:s/>professionnelle</text:p>
        </text:list-item>
        <text:list-item>
          <text:p text:style-name="P8">Fréquence de pratique </text:p>
        </text:list-item>
        <text:list-item>
          <text:p text:style-name="P8">Manière de pratiquer</text:p>
        </text:list-item>
        <text:list-item>
          <text:p text:style-name="P8">Problèmes rencontrés lors de la pratique en extérieur.</text:p>
        </text:list-item>
      </text:list>
      <text:p text:style-name="P1">Analyse(Persona,Userstories,)</text:p>
      <text:p text:style-name="P3">Persona </text:p>
      <text:p text:style-name="P3">Nom : Dupont</text:p>
      <text:p text:style-name="P3">Prénom : Alexandre</text:p>
      <text:p text:style-name="P3">Age : 23 ans </text:p>
      <text:p text:style-name="P3">Célibataire </text:p>
      <text:p text:style-name="P3">Ville : Versailles</text:p>
      <text:p text:style-name="P3">Valeurs : Honnêté, Sportivité,Convivialité</text:p>
      <text:p text:style-name="P3">Bio : Alexandre est un jeune étudiant boursier en droit , et qui pratique le basket occasionellement avec des amis le week-end et parfois la semaine après les cours, il est passionné par la NBA et suit l'actualité autour du basket.Etant passionné , il achète de tant en tant de l'équipement à bas prix pour pouvoir jouer.Il participe aussi à des évènements organisés pendant l'été. </text:p>
      <text:p text:style-name="P3">Personnalité :</text:p>
      <text:list xml:id="list43238376" text:continue-numbering="true" text:style-name="RTF_5f_Num_20_3">
        <text:list-item>
          <text:p text:style-name="P8">Plutôt Extravertie</text:p>
        </text:list-item>
        <text:list-item>
          <text:p text:style-name="P8">Créative</text:p>
        </text:list-item>
        <text:list-item>
          <text:p text:style-name="P8">Plutôt Inconstante</text:p>
        </text:list-item>
        <text:list-item>
          <text:p text:style-name="P8">Très active</text:p>
        </text:list-item>
        <text:list-item>
          <text:p text:style-name="P8">Sociable</text:p>
        </text:list-item>
      </text:list>
      <text:p text:style-name="P3">Applications préférés : </text:p>
      <text:list xml:id="list43243673" text:continue-numbering="true" text:style-name="RTF_5f_Num_20_3">
        <text:list-item>
          <text:p text:style-name="P8"><text:soft-page-break/>Instagram, What's App, BeinSport,Tiktok, YouTube</text:p>
        </text:list-item>
      </text:list>
      <text:p text:style-name="P3">Moyens de communication:</text:p>
      <text:list xml:id="list43233183" text:continue-numbering="true" text:style-name="RTF_5f_Num_20_3">
        <text:list-item>
          <text:p text:style-name="P8">Snapchat, Instagram,Téléphone,What'sApp</text:p>
        </text:list-item>
      </text:list>
      <text:p text:style-name="P3"/>
      <text:p text:style-name="P3">Objectifs :</text:p>
      <text:list xml:id="list43261632" text:continue-numbering="true" text:style-name="RTF_5f_Num_20_3">
        <text:list-item>
          <text:p text:style-name="P8">Etre informé sur les terrains disponibles à proximité</text:p>
        </text:list-item>
        <text:list-item>
          <text:p text:style-name="P8">Pouvoir se réunir avec d'autres passionnés de basket</text:p>
        </text:list-item>
        <text:list-item>
          <text:p text:style-name="P8">Pouvoir se réunir avec ses amis </text:p>
        </text:list-item>
      </text:list>
      <text:p text:style-name="P3"/>
      <text:p text:style-name="P3">Frustrations :</text:p>
      <text:list xml:id="list43260546" text:continue-numbering="true" text:style-name="RTF_5f_Num_20_3">
        <text:list-item>
          <text:p text:style-name="P8">Terrains parfois trop occupés et /ou en mauvais état</text:p>
        </text:list-item>
        <text:list-item>
          <text:p text:style-name="P8">Météo capricieuse </text:p>
        </text:list-item>
        <text:list-item>
          <text:p text:style-name="P8"/>
        </text:list-item>
      </text:list>
      <text:p text:style-name="P3"/>
      <text:p text:style-name="P3">En tant qu'amateur de basket</text:p>
      <text:p text:style-name="P3">Je souhaite trouver des terrains de basket à proximité</text:p>
      <text:p text:style-name="P3">afin de pouvoir jouer au basket sur un terrain de qualité </text:p>
      <text:p text:style-name="P3"/>
      <text:p text:style-name="P3">En tant qu'amateur de basket </text:p>
      <text:p text:style-name="P3">Je souhaite trouver des terrains à proximité </text:p>
      <text:p text:style-name="P3">afin de pouvoir jouer avec des d'autres joueurs </text:p>
      <text:p text:style-name="P3"/>
      <text:p text:style-name="P3">En tant qu'amateur de basket </text:p>
      <text:p text:style-name="P3">Je souhaite être informé des évenements liés au basket en exterieur</text:p>
      <text:p text:style-name="P3">afin d'y participer au pas </text:p>
      <text:p text:style-name="P3"><text:soft-page-break/></text:p>
      <text:p text:style-name="P3">En tant qu'amateur de basket</text:p>
      <text:p text:style-name="P3">Je souhaite connaitre la météo du jour</text:p>
      <text:p text:style-name="P3">afin de voir si j'ai la possibilité de jouer en exterieur</text:p>
      <text:p text:style-name="P3"/>
      <text:p text:style-name="P3">Customer User Map</text:p>
      <text:p text:style-name="P3">Météo ===&gt;Envie===&gt;Equipement===&gt;Seul ou en groupe==&gt;Trajet===&gt;Affluence===&gt;Seul ou en équipe===&gt;Jeu===&gt;Durée ===&gt;Retour </text:p>
      <text:p text:style-name="P3"/>
      <text:list xml:id="list43260600" text:continue-numbering="true" text:style-name="RTF_5f_Num_20_3">
        <text:list-item>
          <text:p text:style-name="P8"/>
        </text:list-item>
      </text:list>
      <text:p text:style-name="P3"/>
      <text:p text:style-name="P3"/>
      <text:p text:style-name="P1">Conception 1(Wireframes+ Interface(low-Fi)+Cinématique/Navigation)</text:p>
      <text:p text:style-name="P2"/>
      <text:p text:style-name="P1"/>
      <text:p text:style-name="P1">Conception2(Intégration des contraintes externes+Interface Hi-Fi(opti))</text:p>
      <text:p text:style-name="P1">Prototype(Outil de prototypage/HTML+CSS+Javascript)</text:p>
      <text:p text:style-name="P1">Tests</text:p>
      <text:p text:style-name="P1"><text:soft-page-break/>Lancement Développement</text:p>
      <text:p text:style-name="P1">Itération</text:p>
      <text:p text:style-name="P4"/>
      <text:p text:style-name="P6"/>
      <text:p text:style-name="P4"/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TF_5f_Num_20_2_20_1" style:display-name="RTF_Num 2 1" style:family="text">
      <style:text-properties style:font-name="Calibri"/>
    </style:style>
    <style:style style:name="RTF_5f_Num_20_3_20_1" style:display-name="RTF_Num 3 1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0.397cm" fo:margin-right="1.27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" meta:paragraph-count="71" meta:word-count="495" meta:character-count="3255"/>
    <dc:date>2023-12-17T23:00:01.60</dc:date>
    <dc:creator>Henri Ugolin</dc:creator>
    <meta:generator>OpenOffice/4.1.14$Win32 OpenOffice.org_project/4114m1$Build-9811</meta:generator>
  </office:meta>
</office:document-meta>
</file>